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48fd50" officeooo:paragraph-rsid="0048fd50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e6acb" officeooo:paragraph-rsid="003295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fo:font-size="11pt" officeooo:rsid="0038e08e" officeooo:paragraph-rsid="0038e08e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4077a0" officeooo:paragraph-rsid="004077a0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11pt" officeooo:rsid="009156f5" officeooo:paragraph-rsid="0032955c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48fd50"/>
    </style:style>
    <style:style style:name="T3" style:family="text">
      <style:text-properties officeooo:rsid="0045d3c4"/>
    </style:style>
    <style:style style:name="T4" style:family="text">
      <style:text-properties officeooo:rsid="00a01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ll XPS 13 9365</text:span></text:p>
      <text:p text:style-name="P2"><text:span text:style-name="T1">Battery ✅</text:span></text:p>
      <text:p text:style-name="P3"><text:span text:style-name="T2">16</text:span>GB RAM</text:p>
      <text:p text:style-name="P4">i<text:span text:style-name="T3">7</text:span>-<text:span text:style-name="T2">7Y75</text:span></text:p>
      <text:p text:style-name="P3"><text:span text:style-name="T2">1</text:span><text:span text:style-name="T4">.</text:span><text:span text:style-name="T2">3</text:span>GHz</text:p>
      <text:p text:style-name="P5">Bios <text:span text:style-name="T2">Unlock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9T09:10:12.120514200</meta:print-date>
    <dc:date>2025-11-19T09:19:38.527195300</dc:date>
    <meta:editing-duration>P1DT8H6M42S</meta:editing-duration>
    <meta:editing-cycles>7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2" meta:character-count="59" meta:non-whitespace-character-count="53"/>
  </office:meta>
</office:document-meta>
</file>